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7.625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5.26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fo:font-weight="normal" style:font-name-asian="黑体1" style:font-size-asian="15pt" style:font-weight-asian="normal" style:font-size-complex="15pt" style:font-weight-complex="normal"/>
    </style:style>
    <style:style style:name="ce2" style:family="table-cell" style:parent-style-name="Heading">
      <style:table-cell-properties fo:background-color="#e6e6e6" fo:border="0.018cm solid #000000"/>
      <style:paragraph-properties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>
      <style:table-cell-properties fo:border="0.018cm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="0.018cm solid #000000"/>
    </style:style>
    <style:style style:name="ce8" style:family="table-cell" style:parent-style-name="Default" style:data-style-name="N104">
      <style:table-cell-properties style:text-align-source="fix" style:repeat-content="false" fo:border="0.018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header-rows>
          <table:table-row table:style-name="ro2">
            <table:table-cell table:style-name="ce1" office:value-type="string" table:number-columns-spanned="5" table:number-rows-spanned="1">
              <text:p>商品种类一览表</text:p>
            </table:table-cell>
            <table:covered-table-cell table:number-columns-repeated="4"/>
          </table:table-row>
          <table:table-row table:style-name="ro4">
            <table:table-cell table:style-name="ce2" office:value-type="string">
              <text:p>序号</text:p>
            </table:table-cell>
            <table:table-cell table:style-name="ce2" office:value-type="string">
              <text:p>编号</text:p>
            </table:table-cell>
            <table:table-cell table:style-name="ce2" office:value-type="string">
              <text:p>名称</text:p>
            </table:table-cell>
            <table:table-cell table:style-name="ce2" office:value-type="string">
              <text:p>单价</text:p>
            </table:table-cell>
            <table:table-cell table:style-name="ce2" office:value-type="string">
              <text:p>备注</text:p>
            </table:table-cell>
          </table:table-row>
        </table:table-header-rows>
        <table:table-row table:style-name="ro3">
          <table:table-cell table:style-name="ce3" office:value-type="string" table:number-columns-spanned="5" table:number-rows-spanned="1">
            <text:p><text:a xlink:href="rtl://#foreach($c%20in%20$categories.Rows)%20%23set($i=1)">rtl://#foreach($c in $categories.Rows)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3">
          <table:table-cell table:style-name="ce4" office:value-type="string">
            <text:p><text:a xlink:href="rtl://$velocityCount">$velocityCount</text:a></text:p>
          </table:table-cell>
          <table:table-cell table:style-name="ce4" office:value-type="string">
            <text:p><text:a xlink:href="rtl://$c.CategoryCode">rtl://$c.CategoryCode</text:a></text:p>
          </table:table-cell>
          <table:table-cell table:style-name="ce7" office:value-type="string">
            <text:p><text:a xlink:href="rtl://$c.CategoryName">rtl://$c.CategoryName</text:a></text:p>
          </table:table-cell>
          <table:table-cell table:style-name="ce8" table:formula="of:=VALUE(&quot;${c.UnitPrice}&quot;)" office:value-type="currency" office:currency="CNY" office:value="0">
            <text:p>错误:502</text:p>
          </table:table-cell>
          <table:table-cell table:style-name="ce7" office:value-type="string">
            <text:p><text:a xlink:href="rtl://$c.Summary">rtl://$c.Summary</text:a></text:p>
          </table:table-cell>
        </table:table-row>
        <table:table-row table:style-name="ro3">
          <table:table-cell office:value-type="string" table:number-columns-spanned="5" table:number-rows-spanned="1">
            <text:p><text:a xlink:href="rtl://#end">rtl://#end</text:a>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5" office:value-type="string" table:number-columns-spanned="5" table:number-rows-spanned="1">
            <text:p>制单时间：<text:a xlink:href="rtl://$now">$now</text:a></text:p>
          </table:table-cell>
          <table:covered-table-cell table:number-columns-repeated="4"/>
        </table:table-row>
        <table:table-row table:style-name="ro3" table:number-rows-repeated="655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工作表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 fo:padding="0.049cm"/>
      <style:text-properties style:font-name="Times New Roman" fo:font-size="10.5pt" style:font-name-asian="宋体" style:font-size-asian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2pt" fo:font-style="normal" fo:font-weight="normal" style:font-name-asian="黑体" style:font-size-asian="12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31cm" fo:margin-right="1.697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2010／09／06</text:date>, <text:time>15:25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9-06T15:25:49.06</dc:date>
    <meta:editing-duration>PT00H51M23S</meta:editing-duration>
    <meta:editing-cycles>73</meta:editing-cycles>
    <meta:generator>OpenOffice.org/3.2$Win32 OpenOffice.org_project/320m12$Build-9483</meta:generator>
    <meta:document-statistic meta:table-count="3" meta:cell-count="14" meta:object-count="0"/>
  </office:meta>
</office:document-meta>
</file>